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IP_20_INFO">
      <style:table-properties table:display="true" style:writing-mode="lr-tb"/>
    </style:style>
    <style:style style:name="ta2" style:family="table" style:master-page-name="PageStyle_5f_G_20_FORCE">
      <style:table-properties table:display="true" style:writing-mode="lr-tb"/>
    </style:style>
    <style:style style:name="ta3" style:family="table" style:master-page-name="PageStyle_5f_0-60">
      <style:table-properties table:display="true" style:writing-mode="lr-tb"/>
    </style:style>
    <style:style style:name="ta4" style:family="table" style:master-page-name="PageStyle_5f_60-0">
      <style:table-properties table:display="true" style:writing-mode="lr-tb"/>
    </style:style>
    <style:style style:name="ta5" style:family="table" style:master-page-name="PageStyle_5f_QUARTER_20_MI">
      <style:table-properties table:display="true" style:writing-mode="lr-tb"/>
    </style:style>
    <style:style style:name="ta6" style:family="table" style:master-page-name="PageStyle_5f_0-100-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IP INFO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Reset timer/stats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H</text:p>
          </table:table-cell>
          <table:table-cell table:style-name="ce6" table:number-columns-repeated="7"/>
          <table:table-cell table:style-name="ce6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 table:style-name="ce1" table:number-columns-repeated="17"/>
          <table:table-cell/>
          <table:table-cell table:style-name="ce9" office:value-type="string" calcext:value-type="string">
            <text:p>Logic</text:p>
          </table:table-cell>
          <table:table-cell table:number-columns-repeated="1005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 table:number-rows-repeated="964">
          <table:table-cell table:style-name="ce1" table:number-columns-repeated="17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 FORCE" table:style-name="ta2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within 10% of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1"/>
          <table:table-cell table:style-name="ce6" table:number-columns-repeated="3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0.00 - 1.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Display accelerometer value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60" table:style-name="ta3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= 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4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0-6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Start timer when MPH goes from 0 to &gt;0, stop timer when MPH &gt;= 60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0-0" table:style-name="ta4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&gt;= 6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3"/>
          <table:table-cell table:style-name="ce6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60-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Calculate distance by sampling MPH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RTER MI" table:style-name="ta5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== 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3"/>
          <table:table-cell table:style-name="ce6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Distance to 1/4 mile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Calculate distance by sampling MPH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100-0" table:style-name="ta6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== 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.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8"/>
          <table:table-cell table:style-name="ce6" table:number-columns-repeated="6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0-100 for first half of bar, 100-0 for second half of bar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Start timer when MPH goes from 0 to &gt;0. Cancel recording if significant deceleration happens before 100mph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IP_20_INFO" style:display-name="PageStyle_TRIP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20_FORCE" style:display-name="PageStyle_G FO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-60" style:display-name="PageStyle_0-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0-0" style:display-name="PageStyle_60-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RTER_20_MI" style:display-name="PageStyle_QUARTER M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-100-0" style:display-name="PageStyle_0-100-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26" meta:object-count="0"/>
    <meta:generator>LibreOfficeDev/5.1.0.3$Linux_X86_64 LibreOffice_project/</meta:generator>
  </office:meta>
</office:document-meta>
</file>